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NewRomanPS-BoldMT" svg:font-family="TimesNewRomanPS-BoldMT" style:font-family-generic="roman"/>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Обычный-title">
      <style:graphic-properties draw:auto-grow-height="true" fo:min-height="8.709cm"/>
      <style:paragraph-properties style:writing-mode="lr-tb"/>
    </style:style>
    <style:style style:name="pr2" style:family="presentation" style:parent-style-name="Обычный-subtitle">
      <style:graphic-properties draw:fill-color="#ffffff" draw:auto-grow-height="true" fo:min-height="5cm"/>
      <style:paragraph-properties style:writing-mode="lr-tb"/>
    </style:style>
    <style:style style:name="pr3" style:family="presentation" style:parent-style-name="Обычный-notes">
      <style:graphic-properties draw:fill-color="#ffffff" fo:min-height="13.364cm"/>
      <style:paragraph-properties style:writing-mode="lr-tb"/>
    </style:style>
    <style:style style:name="pr4" style:family="presentation" style:parent-style-name="Обычный-outline1">
      <style:graphic-properties fo:min-height="8.884cm"/>
      <style:paragraph-properties style:writing-mode="lr-tb"/>
    </style:style>
    <style:style style:name="pr5" style:family="presentation" style:parent-style-name="Обычный-title">
      <style:graphic-properties fo:min-height="2.629cm"/>
      <style:paragraph-properties style:writing-mode="lr-tb"/>
    </style:style>
    <style:style style:name="pr6" style:family="presentation" style:parent-style-name="Обычный-title" style:list-style-name="L1">
      <style:graphic-properties fo:min-height="1.372cm"/>
      <style:paragraph-properties style:writing-mode="lr-tb"/>
    </style:style>
    <style:style style:name="pr7" style:family="presentation" style:parent-style-name="Обычный-title" style:list-style-name="L1">
      <style:graphic-properties fo:min-height="1.372cm"/>
      <style:paragraph-properties style:writing-mode="lr-tb"/>
    </style:style>
    <style:style style:name="pr8" style:family="presentation" style:parent-style-name="Обычный-title" style:list-style-name="L1">
      <style:graphic-properties fo:min-height="1.372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text-properties fo:font-size="20pt" style:font-size-asian="20pt" style:font-size-complex="20pt"/>
    </style:style>
    <style:style style:name="P4" style:family="paragraph">
      <loext:graphic-properties draw:fill-color="#ffffff"/>
    </style:style>
    <style:style style:name="P5" style:family="paragraph">
      <style:paragraph-properties fo:margin-top="0.5cm" fo:margin-bottom="0cm" fo:text-align="center"/>
    </style:style>
    <style:style style:name="P6" style:family="paragraph">
      <style:paragraph-properties fo:margin-top="0.5cm" fo:margin-bottom="0cm" fo:text-align="center"/>
      <style:text-properties fo:font-size="36pt" style:font-size-asian="36pt" style:font-size-complex="36pt"/>
    </style:style>
    <style:style style:name="P7" style:family="paragraph">
      <style:text-properties fo:font-size="36pt" style:font-size-asian="36pt" style:font-size-complex="36pt"/>
    </style:style>
    <style:style style:name="T1"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Microsoft YaHei" style:font-size-asian="44pt" style:font-style-asian="normal" style:font-weight-asian="normal" style:font-name-complex="Lucida Sans" style:font-size-complex="44pt" style:font-style-complex="normal" style:font-weight-complex="normal" style:text-emphasize="none" style:font-relief="none" style:text-overline-style="none" style:text-overline-color="font-color"/>
    </style:style>
    <style:style style:name="T2" style:family="text">
      <style:text-properties fo:font-size="20pt" style:font-size-asian="20pt" style:font-size-complex="20pt"/>
    </style:style>
    <style:style style:name="T3" style:family="text">
      <style:text-properties fo:font-size="36pt" style:font-size-asian="36pt" style:font-size-complex="36pt"/>
    </style:style>
    <style:style style:name="T4"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20pt" fo:font-style="italic" style:font-size-asian="20pt"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office:forms form:automatic-focus="false" form:apply-design-mode="false"/>
        <draw:frame presentation:style-name="pr1" draw:text-style-name="P1" draw:layer="layout" svg:width="27cm" svg:height="8.709cm" svg:x="0.5cm" svg:y="1.291cm" presentation:class="title" presentation:user-transformed="true">
          <draw:text-box>
            <text:p><text:span text:style-name="T1">Курс CASWE01</text:span><text:span text:style-name="T1"><text:line-break/></text:span><text:span text:style-name="T1">Лекция 7</text:span><text:span text:style-name="T1"><text:line-break/></text:span><text:span text:style-name="T1">SOFTWARE ENGINEERING MODELS AND METHODS</text:span></text:p>
          </draw:text-box>
        </draw:frame>
        <draw:frame presentation:style-name="pr2" draw:text-style-name="P2" draw:layer="layout" svg:width="25.199cm" svg:height="5cm" svg:x="1.301cm" svg:y="9.5cm" presentation:class="subtitle" presentation:user-transformed="true">
          <draw:text-box>
            <text:p text:style-name="P1">На основе ISO/IEC TR 19759</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1">
        <office:forms form:automatic-focus="false" form:apply-design-mode="false"/>
        <draw:frame presentation:style-name="pr4" draw:text-style-name="P3" draw:layer="layout" svg:width="25.199cm" svg:height="13.5cm" svg:x="1.4cm" svg:y="1.5cm" presentation:class="outline" presentation:user-transformed="true">
          <draw:text-box>
            <text:p text:style-name="P3"><text:span text:style-name="T2">Модели и методы разработки ПО оказывают влияние на разработку с целью сделать эту деятельность систематической, повторяемой и предсказуемой.</text:span></text:p>
            <text:p text:style-name="P3"><text:span text:style-name="T2">Использование моделей обеспечивает:</text:span></text:p>
            <text:list text:style-name="L2">
              <text:list-item>
                <text:p text:style-name="P3"><text:span text:style-name="T2">подход к решению проблем;</text:span></text:p>
              </text:list-item>
              <text:list-item>
                <text:p text:style-name="P3"><text:span text:style-name="T2">нотацию;</text:span></text:p>
              </text:list-item>
              <text:list-item>
                <text:p text:style-name="P3"><text:span text:style-name="T2">процедуры построения и анализа моделей.</text:span></text:p>
              </text:list-item>
            </text:list>
            <text:p text:style-name="P3"><text:span text:style-name="T2">Методы обеспечивают подход к систематической спецификации, проектированию, конструированию, тестированию и верификации конечного продукта.</text:span></text:p>
          </draw:text-box>
        </draw:frame>
        <presentation:notes draw:style-name="dp2">
          <office:forms form:automatic-focus="false" form:apply-design-mode="false"/>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 text:style-name="P5">Моделирование</text:p>
          </draw:text-box>
        </draw:frame>
        <draw:frame presentation:style-name="pr4" draw:text-style-name="P3" draw:layer="layout" svg:width="25.199cm" svg:height="9.134cm" svg:x="1.4cm" svg:y="3.685cm" presentation:class="outline">
          <draw:text-box>
            <text:p text:style-name="P3"><text:span text:style-name="T2"/></text:p>
            <text:p text:style-name="P3"><text:span text:style-name="T2">Моделирование ПО помогает инженерам понимать, проектировать и доводить аспекты ПО до заинтересованных сторон.</text:span></text:p>
            <text:p text:style-name="P3"><text:span text:style-name="T2">Заинтересованные стороны — это лица, которые имеют интерес к продукту (пользователь, покупатель, поставщик, архитектор, орган по сертификации, оценщик, разработчик, инженер и другие).</text:span></text:p>
          </draw:text-box>
        </draw:frame>
        <presentation:notes draw:style-name="dp2">
          <office:forms form:automatic-focus="false" form:apply-design-mode="false"/>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2T1">
        <office:forms form:automatic-focus="false" form:apply-design-mode="false"/>
        <draw:frame presentation:style-name="pr6" draw:text-style-name="P6" draw:layer="layout" svg:width="25.199cm" svg:height="1.423cm" svg:x="1.4cm" svg:y="0.603cm" presentation:class="title" presentation:user-transformed="true">
          <draw:text-box>
            <text:p text:style-name="P6"><text:span text:style-name="T3">Принципы моделирования</text:span></text:p>
          </draw:text-box>
        </draw:frame>
        <draw:frame presentation:style-name="pr4" draw:text-style-name="P3" draw:layer="layout" svg:width="25.199cm" svg:height="12.5cm" svg:x="1.391cm" svg:y="2.5cm" presentation:class="outline" presentation:user-transformed="true">
          <draw:text-box>
            <text:p text:style-name="P3"><text:span text:style-name="T2">Моделирование предоставляет инженеру системный подход для представления важных аспектов ПО, облегчения принятия решений о системе или ее элементах и доведения этих решений до сведения других членов заинтересованных сторон.</text:span></text:p>
            <text:p text:style-name="P3"><text:span text:style-name="T2">Существует три общих принципа моделирования:</text:span></text:p>
            <text:p text:style-name="P3"><text:span text:style-name="T2">• </text:span><text:span text:style-name="T2">Моделирование основ: хорошие модели включают в себя только те аспекты и функции ПО, которые требуют конкретных ответов, абстрагируясь от несущественной информации. Такой подход делает модели управляемыми и полезными.</text:span></text:p>
            <text:p text:style-name="P3"><text:span text:style-name="T2">• </text:span><text:span text:style-name="T2">Обеспечение перспективы: моделирование предоставляет исследуемое ПО с использованием определенного набора правил для выражения модели в рамках каждого представления. Этот подход обеспечивает направленность модели (например, структурное представление, поведенческое представление, временное представление, организационное представление и другие представления по мере необходимости).</text:span></text:p>
            <text:p text:style-name="P3"><text:span text:style-name="T2">• </text:span><text:span text:style-name="T2">Обеспечение эффективной коммуникации: при моделировании используется словарь прикладной области, язык моделирования и семантика контекста.</text:span></text:p>
            <text:p text:style-name="P3"><text:span text:style-name="T4">Модель — абстрактное представление компонента. Вследствие этого ни одна отдельная абстракция не описывает компонент</text:span><text:span text:style-name="T2"> полностью. Модель ПО представляется как совокупность абстракций, которые совместно описывают отдельные аспекты, перспективы точки зрения (только те, которые необходимы для принятия обоснованных решений).</text:span></text:p>
            <text:p text:style-name="P3"><text:span text:style-name="T2">Это упрощение приводит к набору предположений о контексте, в который помещена модель, которые также должны быть отражены в модели.</text:span></text:p>
            <text:p text:style-name="P3"><text:span text:style-name="T2">Затем, при повторном использовании модели, эти предположения могут быть сначала проверены, чтобы установить релевантность повторно используемой модели в ее новом использовании и контексте.</text:span></text:p>
          </draw:text-box>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2T1">
        <office:forms form:automatic-focus="false" form:apply-design-mode="false"/>
        <draw:frame presentation:style-name="pr7" draw:text-style-name="P6" draw:layer="layout" svg:width="25.199cm" svg:height="1.423cm" svg:x="1.4cm" svg:y="0.603cm" presentation:class="title" presentation:user-transformed="true">
          <draw:text-box>
            <text:p text:style-name="P6"><text:span text:style-name="T3">Свойства и представление моделей</text:span></text:p>
          </draw:text-box>
        </draw:frame>
        <draw:frame presentation:style-name="pr4" draw:text-style-name="P3" draw:layer="layout" svg:width="25.199cm" svg:height="12.5cm" svg:x="1.39cm" svg:y="2.5cm" presentation:class="outline" presentation:user-transformed="true">
          <draw:text-box>
            <text:p text:style-name="P3"><text:span text:style-name="T2">Свойства моделей:</text:span></text:p>
            <text:list text:style-name="L2">
              <text:list-item>
                <text:p text:style-name="P3"><text:span text:style-name="T2">Полнота: степень, в которой все требования были реализованы и проверены в рамках модели.</text:span></text:p>
              </text:list-item>
              <text:list-item>
                <text:p text:style-name="P3"><text:span text:style-name="T2">Согласованность: степень, в которой модель не содержит противоречивых требований, утверждений, ограничений, функций или описаний компонентов.</text:span></text:p>
              </text:list-item>
              <text:list-item>
                <text:p text:style-name="P3"><text:span text:style-name="T2">Корректность: степень, в которой модель удовлетворяет требованиям и проектным спецификациям и не содержит дефектов.</text:span></text:p>
              </text:list-item>
            </text:list>
            <text:p text:style-name="P3"><text:span text:style-name="T2">Модели создаются для представления объектов реального мира и их поведения, чтобы ответить на конкретные вопросы о том, какой предполагается работа ПО. Обращение к модели (исследование, моделирование или анализ) может выявить области неопределенности поведения модели и ПО, на которое ссылается модель.</text:span></text:p>
            <text:p text:style-name="P3"><text:span text:style-name="T2">Основным элементом моделирования является </text:span><text:span text:style-name="T5">объект</text:span><text:span text:style-name="T2">. Объект может представлять конкретные артефакты (например, процессоры, датчики или роботы) или абстрактные артефакты (например, программные модули или протоколы связи). Объекты модели соединяются с другими объектами с помощью </text:span><text:span text:style-name="T6">отношений</text:span><text:span text:style-name="T2">.</text:span></text:p>
            <text:p text:style-name="P3"><text:span text:style-name="T2">Представление объектов модели может быть выполнено с использованием текстовых или графических языков моделирования.</text:span></text:p>
            <text:p text:style-name="P3"><text:span text:style-name="T4">При использовании моделей, поддерживаемых средствами автоматизации, модели могут проверяться на полноту и с</text:span><text:span text:style-name="T2">огласованность. Корректность обычно проверяется с помощью моделирования и/или обзора.</text:span></text:p>
          </draw:text-box>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2T1">
        <office:forms form:automatic-focus="false" form:apply-design-mode="false"/>
        <draw:frame presentation:style-name="pr8" draw:text-style-name="P6" draw:layer="layout" svg:width="25.199cm" svg:height="1.423cm" svg:x="1.4cm" svg:y="0.603cm" presentation:class="title" presentation:user-transformed="true">
          <draw:text-box>
            <text:p text:style-name="P6"><text:span text:style-name="T3">Синтаксис и семантика</text:span></text:p>
          </draw:text-box>
        </draw:frame>
        <draw:frame presentation:style-name="pr4" draw:text-style-name="P3" draw:layer="layout" svg:width="25.199cm" svg:height="11.5cm" svg:x="1.286cm" svg:y="3cm" presentation:class="outline" presentation:user-transformed="true">
          <draw:text-box>
            <text:p text:style-name="P3"><text:span text:style-name="T2">Модели могут быть обманчивыми. Тот факт, что модель является абстракцией с неполной информацией, может привести к ложному ощущению понимания ПО на основе одной модели. Полная модель представляет собой объединение нескольких подмоделей функциональных моделей.</text:span></text:p>
            <text:p text:style-name="P3"><text:span text:style-name="T2">Языки моделирования определяются синтаксическими и семантическими правилами. Для текстовых языков синтаксис определяется с использованием нотационной грамматики (например, форма Бэкуса-Наура (BNF)). Для графических языков синтаксис определяется с использованием графических моделей, называемых метамоделями. Как и в случае с BNF, метамодели определяют допустимые синтаксические конструкции языка графического моделирования; метамодель определяет, как эти конструкции могут быть составлены для создания допустимых моделей.</text:span></text:p>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2T1">
        <office:forms form:automatic-focus="false" form:apply-design-mode="false"/>
        <draw:frame presentation:style-name="pr5" draw:text-style-name="P7" draw:layer="layout" svg:width="25.199cm" svg:height="2.845cm" svg:x="1.4cm" svg:y="0.52cm" presentation:class="title" presentation:user-transformed="true">
          <draw:text-box>
            <text:p text:style-name="P6"><text:span text:style-name="T3">Предусловия, постусловия и </text:span><text:span text:style-name="T3"><text:line-break/></text:span><text:span text:style-name="T3">инварианты</text:span></text:p>
          </draw:text-box>
        </draw:frame>
        <draw:frame presentation:style-name="pr4" draw:text-style-name="P3" draw:layer="layout" svg:width="25.199cm" svg:height="11.315cm" svg:x="1.391cm" svg:y="3.685cm" presentation:class="outline" presentation:user-transformed="true">
          <draw:text-box>
            <text:p text:style-name="P3"><text:span text:style-name="T2">При моделировании функций или методов инженер обычно начинает с набора предположений о состоянии объектов до, во время и после выполнения функции или метода. Эти допущения сгруппированы в виде набора предусловий, постусловий и инвариантов.</text:span></text:p>
            <text:list text:style-name="L2">
              <text:list-item>
                <text:p text:style-name="P3"><text:span text:style-name="T2">Предусловия: набор условий, которые должны быть выполнены до выполнения функции или метода. Если эти предусловия не выполняются, функция или метод могут выдавать ошибочные результаты.</text:span></text:p>
              </text:list-item>
              <text:list-item>
                <text:p text:style-name="P3"><text:span text:style-name="T2">Постусловия: набор условий, выполнение которых гарантированно будет истинным после успешного выполнения функции или метода. Постусловия представляют, как изменилось состояние объектов, параметры, переданные функции или методу, значения данных или как это повлияло на возвращаемое значение.</text:span></text:p>
              </text:list-item>
              <text:list-item>
                <text:p text:style-name="P3"><text:span text:style-name="T2">Инварианты: набор условий в операционной среде, которые сохраняются (другими словами, не изменяются) до и после выполнения функции или метода.</text:span></text:p>
              </text:list-item>
            </text:list>
          </draw:text-box>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NewRomanPS-BoldMT" svg:font-family="TimesNewRomanPS-BoldMT" style:font-family-generic="roman"/>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loext:color-lum-mod="100%" loext:color-lum-off="0%"/>
    </style:style>
    <style:style style:name="Filled_20_Green" style:display-name="Filled Green" style:family="graphic" style:parent-style-name="Filled">
      <style:graphic-properties draw:fill-gradient-name="Заливка_20_зелёным"/>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loext:color-lum-mod="100%" loext:color-lum-off="0%"/>
    </style:style>
    <style:style style:name="Filled_20_Yellow" style:display-name="Filled Yellow" style:family="graphic" style:parent-style-name="Filled">
      <style:graphic-properties draw:fill-gradient-name="Заливка_20_жёлтым"/>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false" style:shrink-to-fit="tru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4cm" fo:margin-bottom="0cm"/>
      <style:text-properties fo:font-size="28pt" style:font-size-asian="28pt" style:font-size-complex="28pt"/>
    </style:style>
    <style:style style:name="Обычный-outline3" style:family="presentation" style:parent-style-name="Обычный-outline2">
      <style:paragraph-properties fo:margin-top="0.3cm" fo:margin-bottom="0cm"/>
      <style:text-properties fo:font-size="24pt" style:font-size-asian="24pt" style:font-size-complex="24pt"/>
    </style:style>
    <style:style style:name="Обычный-outline4" style:family="presentation" style:parent-style-name="Обычный-outline3">
      <style:paragraph-properties fo:margin-top="0.2cm" fo:margin-bottom="0cm"/>
      <style:text-properties fo:font-size="20pt" style:font-size-asian="20pt" style:font-size-complex="20pt"/>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Обычный-backgroundobjects">
      <style:graphic-properties draw:stroke="none" draw:fill="none" draw:fill-color="#ffffff" draw:auto-grow-height="false" fo:min-height="1.086cm"/>
      <style:paragraph-properties style:writing-mode="lr-tb"/>
    </style:style>
    <style:style style:name="Mpr2" style:family="presentation" style:parent-style-name="Обычный-backgroundobjects">
      <style:graphic-properties draw:stroke="none" draw:fill="none" draw:fill-color="#ffffff" draw:auto-grow-height="false" fo:min-height="1.485cm"/>
      <style:paragraph-properties style:writing-mode="lr-tb"/>
    </style:style>
    <style:style style:name="Mpr3" style:family="presentation" style:parent-style-name="Обычный-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Обычный" style:page-layout-name="PM1" draw:style-name="Mdp1">
      <office:forms form:automatic-focus="false" form:apply-design-mode="false"/>
      <draw:frame presentation:style-name="Обычный-title" draw:layer="backgroundobjects" svg:width="25.199cm" svg:height="2.629cm" svg:x="1.4cm" svg:y="0.628cm" presentation:class="title" presentation:placeholder="true">
        <draw:text-box/>
      </draw:frame>
      <draw:frame presentation:style-name="Обычный-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номер&gt;</text:page-number></text:span></text:p>
        </draw:text-box>
      </draw:frame>
      <presentation:notes style:page-layout-name="PM0">
        <office:forms form:automatic-focus="false" form:apply-design-mode="false"/>
        <draw:page-thumbnail presentation:style-name="Обычный-title" draw:layer="backgroundobjects" svg:width="19.798cm" svg:height="11.136cm" svg:x="0.6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02-05T01:45:47.001000000</dc:date>
    <meta:editing-duration>PT14H53M5S</meta:editing-duration>
    <meta:editing-cycles>50</meta:editing-cycles>
    <meta:generator>LibreOffice/7.4.5.1$Windows_X86_64 LibreOffice_project/9c0871452b3918c1019dde9bfac75448afc4b57f</meta:generator>
    <meta:document-statistic meta:object-count="48"/>
  </office:meta>
</office:document-meta>
</file>